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o" table:style-name="ta1">
        <table:shapes>
          <draw:frame draw:z-index="0" draw:style-name="gr1" draw:text-style-name="P1" svg:width="159.99mm" svg:height="89.99mm" svg:x="138.52mm" svg:y="4.19mm">
            <loext:p draw:notify-on-update-of-ranges="foo.G1:foo.G1 foo.G2:foo.G94 foo.C1:foo.C1 foo.C2:foo.C94 foo.G1:foo.G1 foo.G2:foo.G94 foo.D1:foo.D1 foo.D2:foo.D9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0.55mm" svg:y="93.17mm">
            <loext:p draw:notify-on-update-of-ranges="foo.G1:foo.G1 foo.G2:foo.G51 foo.C1:foo.C1 foo.C2:foo.C51 foo.G1:foo.G1 foo.G2:foo.G51 foo.D1:foo.D1 foo.D2:foo.D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30</text:p>
          </table:table-cell>
          <table:table-cell office:value-type="float" office:value="0.040893" calcext:value-type="float">
            <text:p>0.040893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31</text:p>
          </table:table-cell>
          <table:table-cell office:value-type="float" office:value="0.055824" calcext:value-type="float">
            <text:p>0.055824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32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33</text:p>
          </table:table-cell>
          <table:table-cell office:value-type="float" office:value="0.058292" calcext:value-type="float">
            <text:p>0.058292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34</text:p>
          </table:table-cell>
          <table:table-cell office:value-type="float" office:value="0.059674" calcext:value-type="float">
            <text:p>0.05967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35</text:p>
          </table:table-cell>
          <table:table-cell office:value-type="float" office:value="0.060958" calcext:value-type="float">
            <text:p>0.06095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36</text:p>
          </table:table-cell>
          <table:table-cell office:value-type="float" office:value="0.062769" calcext:value-type="float">
            <text:p>0.062769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37</text:p>
          </table:table-cell>
          <table:table-cell office:value-type="float" office:value="0.064448" calcext:value-type="float">
            <text:p>0.06444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38</text:p>
          </table:table-cell>
          <table:table-cell office:value-type="float" office:value="0.066192" calcext:value-type="float">
            <text:p>0.06619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39</text:p>
          </table:table-cell>
          <table:table-cell office:value-type="float" office:value="0.067815" calcext:value-type="float">
            <text:p>0.06781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40</text:p>
          </table:table-cell>
          <table:table-cell office:value-type="float" office:value="0.201964" calcext:value-type="float">
            <text:p>0.20196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41</text:p>
          </table:table-cell>
          <table:table-cell office:value-type="float" office:value="1.01017" calcext:value-type="float">
            <text:p>1.01017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42</text:p>
          </table:table-cell>
          <table:table-cell office:value-type="float" office:value="2.015061" calcext:value-type="float">
            <text:p>2.01506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43</text:p>
          </table:table-cell>
          <table:table-cell office:value-type="float" office:value="3.019754" calcext:value-type="float">
            <text:p>3.01975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44</text:p>
          </table:table-cell>
          <table:table-cell office:value-type="float" office:value="4.023445" calcext:value-type="float">
            <text:p>4.02344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45</text:p>
          </table:table-cell>
          <table:table-cell office:value-type="float" office:value="5.027572" calcext:value-type="float">
            <text:p>5.027572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46</text:p>
          </table:table-cell>
          <table:table-cell office:value-type="float" office:value="6.032006" calcext:value-type="float">
            <text:p>6.03200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47</text:p>
          </table:table-cell>
          <table:table-cell office:value-type="float" office:value="7.036154" calcext:value-type="float">
            <text:p>7.03615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48</text:p>
          </table:table-cell>
          <table:table-cell office:value-type="float" office:value="8.040149" calcext:value-type="float">
            <text:p>8.040149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49</text:p>
          </table:table-cell>
          <table:table-cell office:value-type="float" office:value="9.044472" calcext:value-type="float">
            <text:p>9.04447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50</text:p>
          </table:table-cell>
          <table:table-cell office:value-type="float" office:value="10.397018" calcext:value-type="float">
            <text:p>10.39701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51</text:p>
          </table:table-cell>
          <table:table-cell office:value-type="float" office:value="12.322925" calcext:value-type="float">
            <text:p>12.322925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52</text:p>
          </table:table-cell>
          <table:table-cell office:value-type="float" office:value="14.329265" calcext:value-type="float">
            <text:p>14.329265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53</text:p>
          </table:table-cell>
          <table:table-cell office:value-type="float" office:value="16.335412" calcext:value-type="float">
            <text:p>16.335412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54</text:p>
          </table:table-cell>
          <table:table-cell office:value-type="float" office:value="18.341568" calcext:value-type="float">
            <text:p>18.341568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55</text:p>
          </table:table-cell>
          <table:table-cell office:value-type="float" office:value="20.347728" calcext:value-type="float">
            <text:p>20.34772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56</text:p>
          </table:table-cell>
          <table:table-cell office:value-type="float" office:value="22.353874" calcext:value-type="float">
            <text:p>22.35387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57</text:p>
          </table:table-cell>
          <table:table-cell office:value-type="float" office:value="24.359768" calcext:value-type="float">
            <text:p>24.359768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58</text:p>
          </table:table-cell>
          <table:table-cell office:value-type="float" office:value="26.365949" calcext:value-type="float">
            <text:p>26.36594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0:59</text:p>
          </table:table-cell>
          <table:table-cell office:value-type="float" office:value="28.372243" calcext:value-type="float">
            <text:p>28.372243</text:p>
          </table:table-cell>
          <table:table-cell office:value-type="float" office:value="0.000015" calcext:value-type="float">
            <text:p>1.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00</text:p>
          </table:table-cell>
          <table:table-cell office:value-type="float" office:value="30.518208" calcext:value-type="float">
            <text:p>30.51820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01</text:p>
          </table:table-cell>
          <table:table-cell office:value-type="float" office:value="33.2155" calcext:value-type="float">
            <text:p>33.2155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02</text:p>
          </table:table-cell>
          <table:table-cell office:value-type="float" office:value="36.223586" calcext:value-type="float">
            <text:p>36.223586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03</text:p>
          </table:table-cell>
          <table:table-cell office:value-type="float" office:value="39.232042" calcext:value-type="float">
            <text:p>39.23204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04</text:p>
          </table:table-cell>
          <table:table-cell office:value-type="float" office:value="42.24014" calcext:value-type="float">
            <text:p>42.2401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05</text:p>
          </table:table-cell>
          <table:table-cell office:value-type="float" office:value="45.247311" calcext:value-type="float">
            <text:p>45.247311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06</text:p>
          </table:table-cell>
          <table:table-cell office:value-type="float" office:value="48.254078" calcext:value-type="float">
            <text:p>48.25407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07</text:p>
          </table:table-cell>
          <table:table-cell office:value-type="float" office:value="51.261695" calcext:value-type="float">
            <text:p>51.26169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08</text:p>
          </table:table-cell>
          <table:table-cell office:value-type="float" office:value="54.267792" calcext:value-type="float">
            <text:p>54.26779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09</text:p>
          </table:table-cell>
          <table:table-cell office:value-type="float" office:value="57.274826" calcext:value-type="float">
            <text:p>57.274826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10</text:p>
          </table:table-cell>
          <table:table-cell office:value-type="float" office:value="60.492908" calcext:value-type="float">
            <text:p>60.49290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11</text:p>
          </table:table-cell>
          <table:table-cell office:value-type="float" office:value="64.288005" calcext:value-type="float">
            <text:p>64.28800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12</text:p>
          </table:table-cell>
          <table:table-cell office:value-type="float" office:value="68.301639" calcext:value-type="float">
            <text:p>68.30163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13</text:p>
          </table:table-cell>
          <table:table-cell office:value-type="float" office:value="72.314082" calcext:value-type="float">
            <text:p>72.31408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14</text:p>
          </table:table-cell>
          <table:table-cell office:value-type="float" office:value="76.325111" calcext:value-type="float">
            <text:p>76.325111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15</text:p>
          </table:table-cell>
          <table:table-cell office:value-type="float" office:value="80.335102" calcext:value-type="float">
            <text:p>80.335102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16</text:p>
          </table:table-cell>
          <table:table-cell office:value-type="float" office:value="84.346168" calcext:value-type="float">
            <text:p>84.346168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17</text:p>
          </table:table-cell>
          <table:table-cell office:value-type="float" office:value="88.361362" calcext:value-type="float">
            <text:p>88.361362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18</text:p>
          </table:table-cell>
          <table:table-cell office:value-type="float" office:value="92.370047" calcext:value-type="float">
            <text:p>92.370047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19</text:p>
          </table:table-cell>
          <table:table-cell office:value-type="float" office:value="96.380684" calcext:value-type="float">
            <text:p>96.380684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20</text:p>
          </table:table-cell>
          <table:table-cell office:value-type="float" office:value="100.763145" calcext:value-type="float">
            <text:p>100.763145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21</text:p>
          </table:table-cell>
          <table:table-cell office:value-type="float" office:value="105.681937" calcext:value-type="float">
            <text:p>105.681937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22</text:p>
          </table:table-cell>
          <table:table-cell office:value-type="float" office:value="110.69382" calcext:value-type="float">
            <text:p>110.69382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23</text:p>
          </table:table-cell>
          <table:table-cell office:value-type="float" office:value="115.707861" calcext:value-type="float">
            <text:p>115.707861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24</text:p>
          </table:table-cell>
          <table:table-cell office:value-type="float" office:value="120.722235" calcext:value-type="float">
            <text:p>120.722235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25</text:p>
          </table:table-cell>
          <table:table-cell office:value-type="float" office:value="125.736601" calcext:value-type="float">
            <text:p>125.736601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26</text:p>
          </table:table-cell>
          <table:table-cell office:value-type="float" office:value="130.750549" calcext:value-type="float">
            <text:p>130.750549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27</text:p>
          </table:table-cell>
          <table:table-cell office:value-type="float" office:value="135.763248" calcext:value-type="float">
            <text:p>135.763248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28</text:p>
          </table:table-cell>
          <table:table-cell office:value-type="float" office:value="140.776396" calcext:value-type="float">
            <text:p>140.776396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29</text:p>
          </table:table-cell>
          <table:table-cell office:value-type="float" office:value="145.790829" calcext:value-type="float">
            <text:p>145.790829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30</text:p>
          </table:table-cell>
          <table:table-cell office:value-type="float" office:value="151.038511" calcext:value-type="float">
            <text:p>151.038511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31</text:p>
          </table:table-cell>
          <table:table-cell office:value-type="float" office:value="156.81894" calcext:value-type="float">
            <text:p>156.8189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32</text:p>
          </table:table-cell>
          <table:table-cell office:value-type="float" office:value="162.832235" calcext:value-type="float">
            <text:p>162.832235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33</text:p>
          </table:table-cell>
          <table:table-cell office:value-type="float" office:value="168.846609" calcext:value-type="float">
            <text:p>168.846609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34</text:p>
          </table:table-cell>
          <table:table-cell office:value-type="float" office:value="174.863972" calcext:value-type="float">
            <text:p>174.863972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35</text:p>
          </table:table-cell>
          <table:table-cell office:value-type="float" office:value="180.879591" calcext:value-type="float">
            <text:p>180.879591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36</text:p>
          </table:table-cell>
          <table:table-cell office:value-type="float" office:value="186.894987" calcext:value-type="float">
            <text:p>186.894987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37</text:p>
          </table:table-cell>
          <table:table-cell office:value-type="float" office:value="192.912083" calcext:value-type="float">
            <text:p>192.912083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38</text:p>
          </table:table-cell>
          <table:table-cell office:value-type="float" office:value="198.928944" calcext:value-type="float">
            <text:p>198.928944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39</text:p>
          </table:table-cell>
          <table:table-cell office:value-type="float" office:value="204.945953" calcext:value-type="float">
            <text:p>204.945953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40</text:p>
          </table:table-cell>
          <table:table-cell office:value-type="float" office:value="211.238545" calcext:value-type="float">
            <text:p>211.238545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41</text:p>
          </table:table-cell>
          <table:table-cell office:value-type="float" office:value="218.074812" calcext:value-type="float">
            <text:p>218.074812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42</text:p>
          </table:table-cell>
          <table:table-cell office:value-type="float" office:value="225.095619" calcext:value-type="float">
            <text:p>225.095619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43</text:p>
          </table:table-cell>
          <table:table-cell office:value-type="float" office:value="232.11571" calcext:value-type="float">
            <text:p>232.11571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44</text:p>
          </table:table-cell>
          <table:table-cell office:value-type="float" office:value="239.135911" calcext:value-type="float">
            <text:p>239.135911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45</text:p>
          </table:table-cell>
          <table:table-cell office:value-type="float" office:value="246.154871" calcext:value-type="float">
            <text:p>246.154871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46</text:p>
          </table:table-cell>
          <table:table-cell office:value-type="float" office:value="253.173045" calcext:value-type="float">
            <text:p>253.173045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47</text:p>
          </table:table-cell>
          <table:table-cell office:value-type="float" office:value="260.191417" calcext:value-type="float">
            <text:p>260.191417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48</text:p>
          </table:table-cell>
          <table:table-cell office:value-type="float" office:value="267.21551" calcext:value-type="float">
            <text:p>267.21551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49</text:p>
          </table:table-cell>
          <table:table-cell office:value-type="float" office:value="274.233145" calcext:value-type="float">
            <text:p>274.233145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50</text:p>
          </table:table-cell>
          <table:table-cell office:value-type="float" office:value="281.440093" calcext:value-type="float">
            <text:p>281.440093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51</text:p>
          </table:table-cell>
          <table:table-cell office:value-type="float" office:value="289.17789" calcext:value-type="float">
            <text:p>289.17789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52</text:p>
          </table:table-cell>
          <table:table-cell office:value-type="float" office:value="297.199006" calcext:value-type="float">
            <text:p>297.199006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53</text:p>
          </table:table-cell>
          <table:table-cell office:value-type="float" office:value="305.219087" calcext:value-type="float">
            <text:p>305.219087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54</text:p>
          </table:table-cell>
          <table:table-cell office:value-type="float" office:value="313.239036" calcext:value-type="float">
            <text:p>313.239036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55</text:p>
          </table:table-cell>
          <table:table-cell office:value-type="float" office:value="321.259423" calcext:value-type="float">
            <text:p>321.259423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56</text:p>
          </table:table-cell>
          <table:table-cell office:value-type="float" office:value="329.280917" calcext:value-type="float">
            <text:p>329.280917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57</text:p>
          </table:table-cell>
          <table:table-cell office:value-type="float" office:value="337.302284" calcext:value-type="float">
            <text:p>337.302284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58</text:p>
          </table:table-cell>
          <table:table-cell office:value-type="float" office:value="345.323294" calcext:value-type="float">
            <text:p>345.323294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1:59</text:p>
          </table:table-cell>
          <table:table-cell office:value-type="float" office:value="353.344249" calcext:value-type="float">
            <text:p>353.344249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2:00</text:p>
          </table:table-cell>
          <table:table-cell office:value-type="float" office:value="361.651913" calcext:value-type="float">
            <text:p>361.651913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2:01</text:p>
          </table:table-cell>
          <table:table-cell office:value-type="float" office:value="370.485095" calcext:value-type="float">
            <text:p>370.485095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2-29</text:p>
          </table:table-cell>
          <table:table-cell office:value-type="string" calcext:value-type="string">
            <text:p>10:02:02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9T10:14:21.106218565</dc:date>
    <meta:editing-duration>PT5M29S</meta:editing-duration>
    <meta:editing-cycles>1</meta:editing-cycles>
    <meta:document-statistic meta:table-count="1" meta:cell-count="658" meta:object-count="2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377cm" svg:y="0.315cm" chart:style-name="ch2">
          <text:p>Simul Atque default curve</text:p>
        </chart:title>
        <chart:legend chart:legend-position="end" svg:x="14.001cm" svg:y="4.005cm" style:legend-expansion="high" chart:style-name="ch3"/>
        <chart:plot-area chart:style-name="ch4" table:cell-range-address="foo.G1:foo.G94 foo.C1:foo.D94" chart:data-source-has-labels="row" svg:x="1.279cm" svg:y="1.248cm" svg:width="12.402cm" svg:height="6.643cm">
          <chartooo:coordinate-region svg:x="2.086cm" svg:y="1.421cm" svg:width="11.316cm" svg:height="5.876cm"/>
          <chart:axis chart:dimension="x" chart:name="primary-x" chart:style-name="ch5">
            <chart:title svg:x="6.126cm" svg:y="8.071cm" chart:style-name="ch6">
              <text:p>Load, offered TPS</text:p>
            </chart:title>
          </chart:axis>
          <chart:axis chart:dimension="y" chart:name="primary-y" chart:style-name="ch5">
            <chart:title svg:x="0.451cm" svg:y="5.896cm" chart:style-name="ch7">
              <text:p>Response time, S</text:p>
            </chart:title>
            <chart:grid chart:style-name="ch8" chart:class="major"/>
          </chart:axis>
          <chart:series chart:style-name="ch9" chart:values-cell-range-address="foo.C2:foo.C94" chart:label-cell-address="foo.C1:foo.C1" chart:class="chart:scatter">
            <chart:domain table:cell-range-address="foo.G2:foo.G94"/>
            <chart:data-point chart:repeated="93"/>
          </chart:series>
          <chart:series chart:style-name="ch10" chart:values-cell-range-address="foo.D2:foo.D94" chart:label-cell-address="foo.D1:foo.D1" chart:class="chart:scatter">
            <chart:data-point chart:repeated="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foo.C1:foo.C1</svg:desc>
                </draw:g>
              </table:table-cell>
              <table:table-cell office:value-type="string">
                <text:p>xfertime</text:p>
                <draw:g>
                  <svg:desc>foo.D1:fo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foo.G2:foo.G94</svg:desc>
                </draw:g>
              </table:table-cell>
              <table:table-cell office:value-type="float" office:value="0.040893">
                <text:p>0.040893</text:p>
                <draw:g>
                  <svg:desc>foo.C2:foo.C94</svg:desc>
                </draw:g>
              </table:table-cell>
              <table:table-cell office:value-type="float" office:value="0.00001">
                <text:p>0.00001</text:p>
                <draw:g>
                  <svg:desc>foo.D2:foo.D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55824">
                <text:p>0.05582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715">
                <text:p>0.0571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58292">
                <text:p>0.05829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59674">
                <text:p>0.0596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60958">
                <text:p>0.06095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62769">
                <text:p>0.06276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64448">
                <text:p>0.06444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66192">
                <text:p>0.06619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7815">
                <text:p>0.0678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201964">
                <text:p>0.20196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.01017">
                <text:p>1.0101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.015061">
                <text:p>2.0150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.019754">
                <text:p>3.01975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023445">
                <text:p>4.02344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5.027572">
                <text:p>5.02757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6.032006">
                <text:p>6.032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7.036154">
                <text:p>7.03615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8.040149">
                <text:p>8.04014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044472">
                <text:p>9.04447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0.397018">
                <text:p>10.3970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12.322925">
                <text:p>12.32292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4.329265">
                <text:p>14.32926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6.335412">
                <text:p>16.33541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8.341568">
                <text:p>18.34156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0.347728">
                <text:p>20.34772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2.353874">
                <text:p>22.3538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4.359768">
                <text:p>24.35976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.365949">
                <text:p>26.36594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372243">
                <text:p>28.37224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0.518208">
                <text:p>30.5182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33.2155">
                <text:p>33.215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6.223586">
                <text:p>36.22358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39.232042">
                <text:p>39.23204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2.24014">
                <text:p>42.2401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5.247311">
                <text:p>45.2473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8.254078">
                <text:p>48.25407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51.261695">
                <text:p>51.26169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4.267792">
                <text:p>54.26779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7.274826">
                <text:p>57.27482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60.492908">
                <text:p>60.4929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64.288005">
                <text:p>64.288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68.301639">
                <text:p>68.30163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72.314082">
                <text:p>72.31408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76.325111">
                <text:p>76.3251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80.335102">
                <text:p>80.33510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84.346168">
                <text:p>84.34616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88.361362">
                <text:p>88.36136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2.370047">
                <text:p>92.37004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6.380684">
                <text:p>96.38068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100.763145">
                <text:p>100.76314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105.681937">
                <text:p>105.68193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110.69382">
                <text:p>110.6938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115.707861">
                <text:p>115.70786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120.722235">
                <text:p>120.72223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125.736601">
                <text:p>125.7366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30.750549">
                <text:p>130.75054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35.763248">
                <text:p>135.76324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40.776396">
                <text:p>140.77639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5.790829">
                <text:p>145.79082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151.038511">
                <text:p>151.03851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156.81894">
                <text:p>156.8189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162.832235">
                <text:p>162.83223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168.846609">
                <text:p>168.84660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174.863972">
                <text:p>174.86397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180.879591">
                <text:p>180.87959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186.894987">
                <text:p>186.89498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92.912083">
                <text:p>192.91208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98.928944">
                <text:p>198.92894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04.945953">
                <text:p>204.94595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211.238545">
                <text:p>211.23854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218.074812">
                <text:p>218.07481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225.095619">
                <text:p>225.09561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232.11571">
                <text:p>232.1157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239.135911">
                <text:p>239.13591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246.154871">
                <text:p>246.15487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253.173045">
                <text:p>253.17304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260.191417">
                <text:p>260.19141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267.21551">
                <text:p>267.2155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74.233145">
                <text:p>274.23314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281.440093">
                <text:p>281.44009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289.17789">
                <text:p>289.1778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297.199006">
                <text:p>297.19900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305.219087">
                <text:p>305.21908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313.239036">
                <text:p>313.23903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321.259423">
                <text:p>321.25942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329.280917">
                <text:p>329.28091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337.302284">
                <text:p>337.30228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345.323294">
                <text:p>345.32329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53.344249">
                <text:p>353.344249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361.651913">
                <text:p>361.65191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370.485095">
                <text:p>370.485095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7.348cm" svg:y="0.315cm" chart:style-name="ch2">
          <text:p>Detail</text:p>
        </chart:title>
        <chart:legend chart:legend-position="end" svg:x="14.001cm" svg:y="4.005cm" style:legend-expansion="high" chart:style-name="ch3"/>
        <chart:plot-area chart:style-name="ch4" table:cell-range-address="foo.G1:foo.G51 foo.C1:foo.D51" chart:data-source-has-labels="row" svg:x="0.32cm" svg:y="1.248cm" svg:width="13.361cm" svg:height="7.572cm">
          <chartooo:coordinate-region svg:x="0.941cm" svg:y="1.421cm" svg:width="12.368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oo.C2:foo.C51" chart:label-cell-address="foo.C1:foo.C1" chart:class="chart:scatter">
            <chart:domain table:cell-range-address="foo.G2:foo.G51"/>
            <chart:data-point chart:repeated="50"/>
          </chart:series>
          <chart:series chart:style-name="ch8" chart:values-cell-range-address="foo.D2:foo.D51" chart:label-cell-address="foo.D1:foo.D1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foo.C1:foo.C1</svg:desc>
                </draw:g>
              </table:table-cell>
              <table:table-cell office:value-type="string">
                <text:p>xfertime</text:p>
                <draw:g>
                  <svg:desc>foo.D1:fo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foo.G2:foo.G51</svg:desc>
                </draw:g>
              </table:table-cell>
              <table:table-cell office:value-type="float" office:value="0.040893">
                <text:p>0.040893</text:p>
                <draw:g>
                  <svg:desc>foo.C2:foo.C51</svg:desc>
                </draw:g>
              </table:table-cell>
              <table:table-cell office:value-type="float" office:value="0.00001">
                <text:p>0.00001</text:p>
                <draw:g>
                  <svg:desc>foo.D2:foo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55824">
                <text:p>0.05582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715">
                <text:p>0.0571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58292">
                <text:p>0.05829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59674">
                <text:p>0.0596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60958">
                <text:p>0.06095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62769">
                <text:p>0.06276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64448">
                <text:p>0.06444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66192">
                <text:p>0.06619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7815">
                <text:p>0.0678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201964">
                <text:p>0.20196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.01017">
                <text:p>1.0101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.015061">
                <text:p>2.0150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.019754">
                <text:p>3.01975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023445">
                <text:p>4.02344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5.027572">
                <text:p>5.02757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6.032006">
                <text:p>6.032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7.036154">
                <text:p>7.03615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8.040149">
                <text:p>8.04014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044472">
                <text:p>9.04447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0.397018">
                <text:p>10.3970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12.322925">
                <text:p>12.32292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4.329265">
                <text:p>14.32926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6.335412">
                <text:p>16.33541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8.341568">
                <text:p>18.34156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0.347728">
                <text:p>20.34772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2.353874">
                <text:p>22.35387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4.359768">
                <text:p>24.35976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.365949">
                <text:p>26.36594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372243">
                <text:p>28.37224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0.518208">
                <text:p>30.5182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33.2155">
                <text:p>33.215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6.223586">
                <text:p>36.22358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39.232042">
                <text:p>39.23204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2.24014">
                <text:p>42.2401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5.247311">
                <text:p>45.2473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8.254078">
                <text:p>48.25407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51.261695">
                <text:p>51.26169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4.267792">
                <text:p>54.26779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7.274826">
                <text:p>57.27482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60.492908">
                <text:p>60.4929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64.288005">
                <text:p>64.288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68.301639">
                <text:p>68.30163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72.314082">
                <text:p>72.31408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76.325111">
                <text:p>76.3251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80.335102">
                <text:p>80.33510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84.346168">
                <text:p>84.34616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88.361362">
                <text:p>88.36136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2.370047">
                <text:p>92.37004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6.380684">
                <text:p>96.380684</text:p>
              </table:table-cell>
              <table:table-cell office:value-type="float" office:value="0.000008">
                <text:p>0.000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